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font-size="8pt" fo:language="ru" fo:country="RU" style:font-size-asian="8pt" style:font-size-complex="8pt"/>
    </style:style>
    <style:style style:name="T10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99246784" text:id="ct99246784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99246992" text:id="ct99246992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99247512" text:id="ct99247512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99247616" text:id="ct99247616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99247720" text:id="ct99247720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99247824" text:id="ct99247824">
          <text:deletion>
            <office:change-info>
              <dc:creator>Fedor Kurilov</dc:creator>
              <dc:date>2013-08-11T17:27:00</dc:date>
            </office:change-info>
            <text:p text:style-name="Table_20_Contents"><text:span text:style-name="T1"/></text:p>
            <text:p text:style-name="Table_20_Contents"><text:span text:style-name="T1"/></text:p>
          </text:deletion>
        </text:changed-region>
        <text:changed-region xml:id="ct99247928" text:id="ct99247928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99248032" text:id="ct99248032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99248136" text:id="ct99248136">
          <text:insertion>
            <office:change-info>
              <dc:creator>&lt;анонимный&gt;</dc:creator>
              <dc:date>2013-09-20T15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1">Пациент</text:span>:</text:p>
            </table:table-cell>
            <table:table-cell table:style-name="Таблица1.A1" office:value-type="string">
              <text:p text:style-name="P4"><text:change-start text:change-id="ct99246784"/><text:span text:style-name="T10">getFullName</text:span>('patientName', data['documents'][0])<text:change-end text:change-id="ct99246784"/></text:p>
            </table:table-cell>
          </table:table-row>
          <table:table-row>
            <table:table-cell table:style-name="Таблица1.A2" office:value-type="string">
              <text:p text:style-name="P3"><text:span text:style-name="T2">История болезни №</text:span>:</text:p>
            </table:table-cell>
            <table:table-cell table:style-name="Таблица1.A2" office:value-type="string">
              <text:p text:style-name="P16"><text:change-start text:change-id="ct99246992"/>getData('appealNumber', data['documents'][0])<text:change-end text:change-id="ct99246992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3"><office:annotation><dc:creator>&lt;анонимный&gt;</dc:creator><dc:date>2013-06-21T18:26:11.78</dc:date><text:p text:style-name="P18"><text:span text:style-name="T15">do table for document in data['documents']</text:span></text:p></office:annotation></text:span><text:change-start text:change-id="ct99247512"/><text:span text:style-name="T3">getData('name', document)</text:span><text:change-end text:change-id="ct99247512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9">Дата и время:  </text:span><text:change-start text:change-id="ct99247616"/><text:span text:style-name="T8">getData('endDate', document)</text:span><text:change-end text:change-id="ct99247616"/></text:p>
                </table:table-cell>
              </table:table-row>
            </table:table>
            <text:p text:style-name="P13"/>
            <text:p text:style-name="P13"><text:change-start text:change-id="ct99247720"/></text:p>
            <text:p text:style-name="Table_20_Contents"><text:change-end text:change-id="ct99247720"/><text:span text:style-name="T1"><office:annotation><dc:creator>Fedor Kurilov</dc:creator><dc:date>2013-09-18T18:46:53.79</dc:date><text:p text:style-name="P18"><text:span text:style-name="T15">do text for attr in document['attributes']</text:span></text:p><text:p text:style-name="P18"><text:span text:style-name="T15">from xhtml('&lt;p&gt;&lt;b&gt;'+attr['name']+':&lt;/b&gt; '+attr['value']+' '+attr['unit']+</text:span><text:span text:style-name="T15">'&lt;/p&gt;')</text:span></text:p></office:annotation></text:span><text:span text:style-name="T1">attrs</text:span><text:change text:change-id="ct99247824"/></text:p>
            <text:p text:style-name="P9"/>
            <text:p text:style-name="P10">Врач: (<text:change-start text:change-id="ct99247928"/><text:span text:style-name="T7">getData('doctorSpecs', </text:span><text:span text:style-name="T4">document</text:span><text:span text:style-name="T7">)</text:span><text:change-end text:change-id="ct99247928"/>): <text:span text:style-name="T7">____________________ / </text:span><text:change-start text:change-id="ct99248032"/><text:span text:style-name="T4">getData('doctorName', document)</text:span><text:change-end text:change-id="ct99248032"/></text:p>
            <text:p text:style-name="P9"/>
            <text:p text:style-name="P9"><text:span text:style-name="T13"><office:annotation><dc:creator>&lt;анонимный&gt;</dc:creator><dc:date>2013-09-19T18:33:06.80</dc:date><text:p text:style-name="P18"><text:span text:style-name="T16">do text if (</text:span><text:span text:style-name="T17">getData('flatCode', </text:span><text:span text:style-name="T18">document</text:span><text:span text:style-name="T17">) != 'dutyDoctor' and <text:s/></text:span><text:span text:style-name="T19">getData('doctorPost.c</text:span><text:span text:style-name="T20">ode</text:span><text:span text:style-name="T19">', </text:span><text:span text:style-name="T20">document</text:span><text:span text:style-name="T19">) == '3115')</text:span></text:p></office:annotation></text:span><text:span text:style-name="T13">Лечащий врач: </text:span><text:span text:style-name="T14">____________________ / </text:span><text:change-start text:change-id="ct99248136"/><text:span text:style-name="T4">getFullName('execPerson.name', </text:span><text:span text:style-name="T12">document</text:span><text:span text:style-name="T4">)</text:span><text:change-end text:change-id="ct99248136"/></text:p>
            <text:p text:style-name="P17"><text:span text:style-name="T13"><office:annotation><dc:creator>&lt;анонимный&gt;</dc:creator><dc:date>2013-09-19T19:12:34.80</dc:date><text:p><text:span text:style-name="T16">do text if (</text:span><text:span text:style-name="T17">getData('flatCode', </text:span><text:span text:style-name="T18">document</text:span><text:span text:style-name="T17">) == 'dutyDoctor' and <text:s/>getData('doctorPost.c</text:span><text:span text:style-name="T18">ode</text:span><text:span text:style-name="T17">', </text:span><text:span text:style-name="T18">document</text:span><text:span text:style-name="T17">) == '3115')</text:span></text:p></office:annotation></text:span><text:span text:style-name="T13">Дежурный врач:  ____________________ / </text:span></text:p>
            <text:p text:style-name="P17"/>
            <text:p text:style-name="P9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9247096" text:id="ct9924709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9247200" text:id="ct9924720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99247304" text:id="ct99247304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99247408" text:id="ct99247408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9247096"/><text:span text:style-name="MT2">getData('patientId', </text:span><text:span text:style-name="MT3">data['documents'][0]</text:span><text:span text:style-name="MT2">)</text:span><text:change-end text:change-id="ct99247096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99247200"/><text:span text:style-name="MT2">getData('appealId', </text:span><text:span text:style-name="MT3">data['documents'][0]</text:span><text:span text:style-name="MT2">)</text:span><text:change-end text:change-id="ct99247200"/></text:p>
            </table:table-cell>
          </table:table-row>
          <table:table-row>
            <table:table-cell table:style-name="Таблица4.A2" office:value-type="string">
              <text:p text:style-name="MP4"><text:change-start text:change-id="ct99247304"/><text:span text:style-name="MT2">getData('patientId', </text:span><text:span text:style-name="MT2">data['documents'][0]</text:span><text:span text:style-name="MT2">)</text:span><text:change-end text:change-id="ct99247304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99247408"/><text:span text:style-name="MT2">getData('appealId', </text:span><text:span text:style-name="MT2">data['documents'][0]</text:span><text:span text:style-name="MT2">)</text:span><text:change-end text:change-id="ct9924740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42S</meta:editing-duration>
    <meta:editing-cycles>81</meta:editing-cycles>
    <meta:generator>OpenOffice/4.0.0$Win32 OpenOffice.org_project/400m3$Build-9702</meta:generator>
    <dc:date>2013-11-19T13:00:33.78</dc:date>
    <dc:creator>Fedor Kurilov</dc:creator>
    <meta:document-statistic meta:table-count="3" meta:image-count="0" meta:object-count="0" meta:page-count="2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